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5" style:family="table-cell" style:parent-style-name="Default">
      <style:text-properties fo:color="#dc23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1" style:family="table-cell" style:parent-style-name="Default"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7" office:value-type="string" calcext:value-type="string">
            <text:p>Une erreur système s'est produit lors de la connexion. Merci de contacter un administrateur.</text:p>
          </table:table-cell>
          <table:table-cell table:style-name="ce7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7" office:value-type="string" calcext:value-type="string">
            <text:p>Prix unitaire</text:p>
          </table:table-cell>
          <table:table-cell table:style-name="ce7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7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7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7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form_label_I_LimitVol2</text:p>
          </table:table-cell>
          <table:table-cell table:style-name="ce7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7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7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item_qty_label</text:p>
          </table:table-cell>
          <table:table-cell table:style-name="ce7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ayement_paypal</text:p>
          </table:table-cell>
          <table:table-cell table:style-name="ce7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pFees_included</text:p>
          </table:table-cell>
          <table:table-cell table:style-name="ce7" office:value-type="string" calcext:value-type="string">
            <text:p>Les frais d'envois sont inclus dans nos prix.</text:p>
          </table:table-cell>
          <table:table-cell table:style-name="ce7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axes_included</text:p>
          </table:table-cell>
          <table:table-cell table:style-name="ce7" office:value-type="string" calcext:value-type="string">
            <text:p>Les taxes sont incluses dans nos prix.</text:p>
          </table:table-cell>
          <table:table-cell table:style-name="ce7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P_IncludeTaxes</text:p>
          </table:table-cell>
          <table:table-cell table:style-name="ce7" office:value-type="string" calcext:value-type="string">
            <text:p>Taxes incluses</text:p>
          </table:table-cell>
          <table:table-cell table:style-name="ce7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_Inactive</text:p>
          </table:table-cell>
          <table:table-cell office:value-type="string" calcext:value-type="string">
            <text:p>Ne pas afficher en ligne</text:p>
          </table:table-cell>
          <table:table-cell office:value-type="string" calcext:value-type="string">
            <text:p>Do not display 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eate_new_account</text:p>
          </table:table-cell>
          <table:table-cell office:value-type="string" calcext:value-type="string">
            <text:p>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</text:p>
          </table:table-cell>
          <table:table-cell office:value-type="string" calcext:value-type="string">
            <text:p>&lt;p&gt; You can order without registration or login to your account to use information already recorded. &lt;/ p&gt; &lt;p&gt; If you do not have an account, you can easily create one. Your account will allow you to order more quickly the next time. &lt;/ p&gt;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création comp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54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4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4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4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4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4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4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4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4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4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4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4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4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4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4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4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4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4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4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1, &quot;Ne pas afficher en ligne&quot;, &quot;cible&quot;, &quot;&quot;, 0, 14, 0)," calcext:value-type="string">
            <text:p>('form_label_P_Inactive', 1, "Ne pas afficher en ligne", "cible", "", 0, 14, 0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2, &quot;Do not display online&quot;, &quot;cible&quot;, &quot;&quot;, 0, 14, 0)," calcext:value-type="string">
            <text:p>('form_label_P_Inactive', 2, "Do not display online", "cible", "", 0, 14, 0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1, &quot;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&quot;, &quot;client&quot;, &quot;Message création compte&quot;, 1, 17, 1)," calcext:value-type="string">
            <text:p>('create_new_account', 1, "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", "client", "Message création compte", 1, 17, 1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2, &quot;&lt;p&gt; You can order without registration or login to your account to use information already recorded. &lt;/ p&gt; &lt;p&gt; If you do not have an account, you can easily create one. Your account will allow you to order more quickly the next time. &lt;/ p&gt;&quot;, &quot;client&quot;, &quot;Message création compte&quot;, 1, 17, 1)," calcext:value-type="string">
            <text:p>('create_new_account', 2, "&lt;p&gt; You can order without registration or login to your account to use information already recorded. &lt;/ p&gt; &lt;p&gt; If you do not have an account, you can easily create one. Your account will allow you to order more quickly the next time. &lt;/ p&gt;", "client", "Message création compte", 1, 17, 1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00-00-00</text:date>, <text:time style:data-style-name="N2" text:time-value="16:02:35.30207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2-07T16:15:59.154162548</dc:date>
    <dc:creator>ssoares </dc:creator>
    <meta:editing-duration>P7DT7H16M32S</meta:editing-duration>
    <meta:editing-cycles>102</meta:editing-cycles>
    <meta:generator>LibreOffice/4.2.7.2$Linux_X86_64 LibreOffice_project/420m0$Build-2</meta:generator>
    <meta:document-statistic meta:table-count="3" meta:cell-count="424" meta:object-count="0"/>
  </office:meta>
</office:document-meta>
</file>